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fe7f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udget saving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Trial \ CMA-ES budget (s)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/>
          <table:table-cell office:value-type="string" calcext:value-type="string">
            <text:p>Initial map entro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2394210616537" calcext:value-type="float">
            <text:p>24.2394210617</text:p>
          </table:table-cell>
          <table:table-cell office:value-type="float" office:value="12.2776006309792" calcext:value-type="float">
            <text:p>12.277600631</text:p>
          </table:table-cell>
          <table:table-cell office:value-type="float" office:value="8.88526372226871" calcext:value-type="float">
            <text:p>8.8852637223</text:p>
          </table:table-cell>
          <table:table-cell office:value-type="float" office:value="6.80736503156697" calcext:value-type="float">
            <text:p>6.8073650316</text:p>
          </table:table-cell>
          <table:table-cell office:value-type="float" office:value="5.30261834748938" calcext:value-type="float">
            <text:p>5.3026183475</text:p>
          </table:table-cell>
          <table:table-cell office:value-type="float" office:value="4.55770222416483" calcext:value-type="float">
            <text:p>4.5577022242</text:p>
          </table:table-cell>
          <table:table-cell/>
          <table:table-cell office:value-type="float" office:value="339.3582" calcext:value-type="float">
            <text:p>339.3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8394280528038" calcext:value-type="float">
            <text:p>26.8394280528</text:p>
          </table:table-cell>
          <table:table-cell office:value-type="float" office:value="12.9150161340516" calcext:value-type="float">
            <text:p>12.9150161341</text:p>
          </table:table-cell>
          <table:table-cell office:value-type="float" office:value="9.40741336289955" calcext:value-type="float">
            <text:p>9.4074133629</text:p>
          </table:table-cell>
          <table:table-cell office:value-type="float" office:value="6.82045061788017" calcext:value-type="float">
            <text:p>6.8204506179</text:p>
          </table:table-cell>
          <table:table-cell office:value-type="float" office:value="5.53034289175544" calcext:value-type="float">
            <text:p>5.5303428918</text:p>
          </table:table-cell>
          <table:table-cell office:value-type="float" office:value="4.53070709521573" calcext:value-type="float">
            <text:p>4.53070709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7663322871604" calcext:value-type="float">
            <text:p>26.7663322872</text:p>
          </table:table-cell>
          <table:table-cell office:value-type="float" office:value="12.8317087381519" calcext:value-type="float">
            <text:p>12.8317087382</text:p>
          </table:table-cell>
          <table:table-cell office:value-type="float" office:value="8.8624820332425" calcext:value-type="float">
            <text:p>8.8624820332</text:p>
          </table:table-cell>
          <table:table-cell office:value-type="float" office:value="6.5819" calcext:value-type="float">
            <text:p>6.5819</text:p>
          </table:table-cell>
          <table:table-cell office:value-type="float" office:value="5.71990673985125" calcext:value-type="float">
            <text:p>5.7199067399</text:p>
          </table:table-cell>
          <table:table-cell office:value-type="float" office:value="4.62855389562199" calcext:value-type="float">
            <text:p>4.62855389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6193619531304" calcext:value-type="float">
            <text:p>24.6193619531</text:p>
          </table:table-cell>
          <table:table-cell office:value-type="float" office:value="12.8156" calcext:value-type="float">
            <text:p>12.8156</text:p>
          </table:table-cell>
          <table:table-cell office:value-type="float" office:value="8.84584549650993" calcext:value-type="float">
            <text:p>8.8458454965</text:p>
          </table:table-cell>
          <table:table-cell office:value-type="float" office:value="6.94478603268825" calcext:value-type="float">
            <text:p>6.9447860327</text:p>
          </table:table-cell>
          <table:table-cell office:value-type="float" office:value="5.2546" calcext:value-type="float">
            <text:p>5.2546</text:p>
          </table:table-cell>
          <table:table-cell office:value-type="float" office:value="4.42439036706782" calcext:value-type="float">
            <text:p>4.42439036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120522354018" calcext:value-type="float">
            <text:p>28.120522354</text:p>
          </table:table-cell>
          <table:table-cell office:value-type="float" office:value="12.6161907418823" calcext:value-type="float">
            <text:p>12.6161907419</text:p>
          </table:table-cell>
          <table:table-cell office:value-type="float" office:value="8.84366186071765" calcext:value-type="float">
            <text:p>8.8436618607</text:p>
          </table:table-cell>
          <table:table-cell office:value-type="float" office:value="7.03591114316521" calcext:value-type="float">
            <text:p>7.0359111432</text:p>
          </table:table-cell>
          <table:table-cell office:value-type="float" office:value="5.2801382794271" calcext:value-type="float">
            <text:p>5.2801382794</text:p>
          </table:table-cell>
          <table:table-cell office:value-type="float" office:value="4.46664870479523" calcext:value-type="float">
            <text:p>4.46664870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5357520236294" calcext:value-type="float">
            <text:p>24.5357520236</text:p>
          </table:table-cell>
          <table:table-cell office:value-type="float" office:value="12.9003677862196" calcext:value-type="float">
            <text:p>12.9003677862</text:p>
          </table:table-cell>
          <table:table-cell office:value-type="float" office:value="8.6047" calcext:value-type="float">
            <text:p>8.6047</text:p>
          </table:table-cell>
          <table:table-cell office:value-type="float" office:value="6.95650786962854" calcext:value-type="float">
            <text:p>6.9565078696</text:p>
          </table:table-cell>
          <table:table-cell office:value-type="float" office:value="5.68150352365529" calcext:value-type="float">
            <text:p>5.6815035237</text:p>
          </table:table-cell>
          <table:table-cell office:value-type="float" office:value="4.85813916626723" calcext:value-type="float">
            <text:p>4.85813916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9935529749289" calcext:value-type="float">
            <text:p>24.9935529749</text:p>
          </table:table-cell>
          <table:table-cell office:value-type="float" office:value="12.0604" calcext:value-type="float">
            <text:p>12.0604</text:p>
          </table:table-cell>
          <table:table-cell office:value-type="float" office:value="8.9116125538793" calcext:value-type="float">
            <text:p>8.9116125539</text:p>
          </table:table-cell>
          <table:table-cell office:value-type="float" office:value="6.77501281666564" calcext:value-type="float">
            <text:p>6.7750128167</text:p>
          </table:table-cell>
          <table:table-cell office:value-type="float" office:value="5.47484799352846" calcext:value-type="float">
            <text:p>5.4748479935</text:p>
          </table:table-cell>
          <table:table-cell office:value-type="float" office:value="4.67136407626944" calcext:value-type="float">
            <text:p>4.67136407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23080132406" calcext:value-type="float">
            <text:p>23.2230801324</text:p>
          </table:table-cell>
          <table:table-cell office:value-type="float" office:value="12.3299556639605" calcext:value-type="float">
            <text:p>12.329955664</text:p>
          </table:table-cell>
          <table:table-cell office:value-type="float" office:value="8.80595727356596" calcext:value-type="float">
            <text:p>8.8059572736</text:p>
          </table:table-cell>
          <table:table-cell office:value-type="float" office:value="6.99026902281415" calcext:value-type="float">
            <text:p>6.9902690228</text:p>
          </table:table-cell>
          <table:table-cell office:value-type="float" office:value="5.44897569828571" calcext:value-type="float">
            <text:p>5.4489756983</text:p>
          </table:table-cell>
          <table:table-cell office:value-type="float" office:value="4.58595256166926" calcext:value-type="float">
            <text:p>4.58595256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2798354114183" calcext:value-type="float">
            <text:p>23.2798354114</text:p>
          </table:table-cell>
          <table:table-cell office:value-type="float" office:value="13.0161321887117" calcext:value-type="float">
            <text:p>13.0161321887</text:p>
          </table:table-cell>
          <table:table-cell office:value-type="float" office:value="8.94853094229694" calcext:value-type="float">
            <text:p>8.9485309423</text:p>
          </table:table-cell>
          <table:table-cell office:value-type="float" office:value="6.75973104169645" calcext:value-type="float">
            <text:p>6.7597310417</text:p>
          </table:table-cell>
          <table:table-cell office:value-type="float" office:value="5.4427" calcext:value-type="float">
            <text:p>5.4427</text:p>
          </table:table-cell>
          <table:table-cell office:value-type="float" office:value="4.5871333761023" calcext:value-type="float">
            <text:p>4.58713337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811121785377" calcext:value-type="float">
            <text:p>27.0811121785</text:p>
          </table:table-cell>
          <table:table-cell office:value-type="float" office:value="12.6258601052478" calcext:value-type="float">
            <text:p>12.6258601052</text:p>
          </table:table-cell>
          <table:table-cell office:value-type="float" office:value="8.82257035908452" calcext:value-type="float">
            <text:p>8.8225703591</text:p>
          </table:table-cell>
          <table:table-cell office:value-type="float" office:value="6.7848581542455" calcext:value-type="float">
            <text:p>6.7848581542</text:p>
          </table:table-cell>
          <table:table-cell office:value-type="float" office:value="5.26867830872195" calcext:value-type="float">
            <text:p>5.2686783087</text:p>
          </table:table-cell>
          <table:table-cell office:value-type="float" office:value="4.53988019194613" calcext:value-type="float">
            <text:p>4.539880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SUM([.B3:.B12])/10" office:value-type="float" office:value="25.3698398429687" calcext:value-type="float">
            <text:p>25.369839843</text:p>
          </table:table-cell>
          <table:table-cell table:style-name="ce3" table:formula="of:=SUM([.C3:.C12])/10" office:value-type="float" office:value="12.6388831989205" calcext:value-type="float">
            <text:p>12.6388831989</text:p>
          </table:table-cell>
          <table:table-cell table:style-name="ce3" table:formula="of:=SUM([.D3:.D12])/10" office:value-type="float" office:value="8.89380376044651" calcext:value-type="float">
            <text:p>8.8938037604</text:p>
          </table:table-cell>
          <table:table-cell table:style-name="ce3" table:formula="of:=SUM([.E3:.E12])/10" office:value-type="float" office:value="6.84567917303509" calcext:value-type="float">
            <text:p>6.845679173</text:p>
          </table:table-cell>
          <table:table-cell table:style-name="ce3" table:formula="of:=SUM([.F3:.F12])/10" office:value-type="float" office:value="5.44043117827146" calcext:value-type="float">
            <text:p>5.4404311783</text:p>
          </table:table-cell>
          <table:table-cell table:style-name="ce3" table:formula="of:=SUM([.G3:.G12])/10" office:value-type="float" office:value="4.585047165912" calcext:value-type="float">
            <text:p>4.585047165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MA-ES budget (s)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time (s)</text:p>
          </table:table-cell>
          <table:table-cell table:style-name="ce5" office:value-type="float" office:value="137.59" calcext:value-type="float">
            <text:p>137.59</text:p>
          </table:table-cell>
          <table:table-cell table:style-name="ce5" office:value-type="float" office:value="241.291" calcext:value-type="float">
            <text:p>241.291</text:p>
          </table:table-cell>
          <table:table-cell table:style-name="ce5" office:value-type="float" office:value="375.5869" calcext:value-type="float">
            <text:p>375.5869</text:p>
          </table:table-cell>
          <table:table-cell table:style-name="ce5" office:value-type="float" office:value="501.5674" calcext:value-type="float">
            <text:p>501.5674</text:p>
          </table:table-cell>
          <table:table-cell table:style-name="ce5" office:value-type="float" office:value="1014.8649" calcext:value-type="float">
            <text:p>1014.8649</text:p>
          </table:table-cell>
          <table:table-cell table:style-name="ce5" office:value-type="float" office:value="1237.9121" calcext:value-type="float">
            <text:p>1237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vel (m/s)</text:p>
          </table:table-cell>
          <table:table-cell office:value-type="float" office:value="1.163" calcext:value-type="float">
            <text:p>1.163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82" calcext:value-type="float">
            <text:p>0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P_trace</text:p>
          </table:table-cell>
          <table:table-cell table:style-name="ce6" office:value-type="float" office:value="25.1326" calcext:value-type="float">
            <text:p>25.1326</text:p>
          </table:table-cell>
          <table:table-cell table:style-name="ce6" office:value-type="float" office:value="12.6263" calcext:value-type="float">
            <text:p>12.6263</text:p>
          </table:table-cell>
          <table:table-cell table:style-name="ce6" office:value-type="float" office:value="8.9649" calcext:value-type="float">
            <text:p>8.9649</text:p>
          </table:table-cell>
          <table:table-cell table:style-name="ce6" office:value-type="float" office:value="6.9041" calcext:value-type="float">
            <text:p>6.9041</text:p>
          </table:table-cell>
          <table:table-cell table:style-name="ce6" office:value-type="float" office:value="5.4035" calcext:value-type="float">
            <text:p>5.4035</text:p>
          </table:table-cell>
          <table:table-cell table:style-name="ce6" office:value-type="float" office:value="4.5803" calcext:value-type="float">
            <text:p>4.580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 saved (s)</text:p>
          </table:table-cell>
          <table:table-cell table:formula="of:=[.B16]-[.B15]" office:value-type="float" office:value="37.59" calcext:value-type="float">
            <text:p>37.59</text:p>
          </table:table-cell>
          <table:table-cell table:formula="of:=[.C16]-[.C15]" office:value-type="float" office:value="41.291" calcext:value-type="float">
            <text:p>41.291</text:p>
          </table:table-cell>
          <table:table-cell table:formula="of:=[.D16]-[.D15]" office:value-type="float" office:value="75.5869" calcext:value-type="float">
            <text:p>75.5869</text:p>
          </table:table-cell>
          <table:table-cell table:formula="of:=[.E16]-[.E15]" office:value-type="float" office:value="101.5674" calcext:value-type="float">
            <text:p>101.5674</text:p>
          </table:table-cell>
          <table:table-cell table:formula="of:=[.F16]-[.F15]" office:value-type="float" office:value="514.8649" calcext:value-type="float">
            <text:p>514.8649</text:p>
          </table:table-cell>
          <table:table-cell table:formula="of:=[.G16]-[.G15]" office:value-type="float" office:value="637.9121" calcext:value-type="float">
            <text:p>637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aved (Percent)</text:p>
          </table:table-cell>
          <table:table-cell table:style-name="ce7" table:formula="of:=(ABS([.B15]-[.B16])/[.B16])*100" office:value-type="float" office:value="27.3202994403663" calcext:value-type="float">
            <text:p>27.3202994404</text:p>
          </table:table-cell>
          <table:table-cell table:style-name="ce7" table:formula="of:=(ABS([.C15]-[.C16])/[.C16])*100" office:value-type="float" office:value="17.1125321706985" calcext:value-type="float">
            <text:p>17.1125321707</text:p>
          </table:table-cell>
          <table:table-cell table:style-name="ce7" table:formula="of:=(ABS([.D15]-[.D16])/[.D16])*100" office:value-type="float" office:value="20.1250096848426" calcext:value-type="float">
            <text:p>20.1250096848</text:p>
          </table:table-cell>
          <table:table-cell table:style-name="ce7" table:formula="of:=(ABS([.E15]-[.E16])/[.E16])*100" office:value-type="float" office:value="20.2500002990625" calcext:value-type="float">
            <text:p>20.2500002991</text:p>
          </table:table-cell>
          <table:table-cell table:style-name="ce7" table:formula="of:=(ABS([.F15]-[.F16])/[.F16])*100" office:value-type="float" office:value="50.732358563194" calcext:value-type="float">
            <text:p>50.7323585632</text:p>
          </table:table-cell>
          <table:table-cell table:style-name="ce7" table:formula="of:=(ABS([.G15]-[.G16])/[.G16])*100" office:value-type="float" office:value="51.5312920844703" calcext:value-type="float">
            <text:p>51.531292084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MA-ES budget (s)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time (s)</text:p>
          </table:table-cell>
          <table:table-cell table:style-name="ce4" office:value-type="float" office:value="95.38" calcext:value-type="float">
            <text:p>95.38</text:p>
          </table:table-cell>
          <table:table-cell table:style-name="ce5" office:value-type="float" office:value="241.291" calcext:value-type="float">
            <text:p>241.291</text:p>
          </table:table-cell>
          <table:table-cell table:style-name="ce5" office:value-type="float" office:value="375.5869" calcext:value-type="float">
            <text:p>375.5869</text:p>
          </table:table-cell>
          <table:table-cell table:style-name="ce5" office:value-type="float" office:value="501.5674" calcext:value-type="float">
            <text:p>501.5674</text:p>
          </table:table-cell>
          <table:table-cell table:style-name="ce5" office:value-type="float" office:value="1014.8649" calcext:value-type="float">
            <text:p>1014.8649</text:p>
          </table:table-cell>
          <table:table-cell table:style-name="ce5" office:value-type="float" office:value="1237.9121" calcext:value-type="float">
            <text:p>1237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height (m)</text:p>
          </table:table-cell>
          <table:table-cell table:number-columns-repeated="4" table:style-name="ce4" office:value-type="float" office:value="8.66" calcext:value-type="float">
            <text:p>8.66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vel (m/s)</text:p>
          </table:table-cell>
          <table:table-cell office:value-type="float" office:value="1.69" calcext:value-type="float">
            <text:p>1.69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82" calcext:value-type="float">
            <text:p>0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P_trace</text:p>
          </table:table-cell>
          <table:table-cell table:style-name="ce2" office:value-type="float" office:value="25.3239" calcext:value-type="float">
            <text:p>25.3239</text:p>
          </table:table-cell>
          <table:table-cell table:style-name="ce6" office:value-type="float" office:value="12.6263" calcext:value-type="float">
            <text:p>12.6263</text:p>
          </table:table-cell>
          <table:table-cell table:style-name="ce6" office:value-type="float" office:value="8.9649" calcext:value-type="float">
            <text:p>8.9649</text:p>
          </table:table-cell>
          <table:table-cell table:style-name="ce6" office:value-type="float" office:value="6.9041" calcext:value-type="float">
            <text:p>6.9041</text:p>
          </table:table-cell>
          <table:table-cell table:style-name="ce6" office:value-type="float" office:value="5.4035" calcext:value-type="float">
            <text:p>5.4035</text:p>
          </table:table-cell>
          <table:table-cell table:style-name="ce6" office:value-type="float" office:value="4.5803" calcext:value-type="float">
            <text:p>4.580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 saved (s)</text:p>
          </table:table-cell>
          <table:table-cell table:formula="of:=[.B25]-[.B24]" office:value-type="float" office:value="-4.62" calcext:value-type="float">
            <text:p>-4.62</text:p>
          </table:table-cell>
          <table:table-cell table:formula="of:=[.C25]-[.C24]" office:value-type="float" office:value="41.291" calcext:value-type="float">
            <text:p>41.291</text:p>
          </table:table-cell>
          <table:table-cell table:formula="of:=[.D25]-[.D24]" office:value-type="float" office:value="75.5869" calcext:value-type="float">
            <text:p>75.5869</text:p>
          </table:table-cell>
          <table:table-cell table:formula="of:=[.E25]-[.E24]" office:value-type="float" office:value="101.5674" calcext:value-type="float">
            <text:p>101.5674</text:p>
          </table:table-cell>
          <table:table-cell table:formula="of:=[.F25]-[.F24]" office:value-type="float" office:value="514.8649" calcext:value-type="float">
            <text:p>514.8649</text:p>
          </table:table-cell>
          <table:table-cell table:formula="of:=[.G25]-[.G24]" office:value-type="float" office:value="637.9121" calcext:value-type="float">
            <text:p>637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aved (Percent)</text:p>
          </table:table-cell>
          <table:table-cell table:style-name="ce7" table:formula="of:=(ABS([.B24]-[.B25])/[.B25])*100" office:value-type="float" office:value="4.84378276368212" calcext:value-type="float">
            <text:p>4.8437827637</text:p>
          </table:table-cell>
          <table:table-cell table:style-name="ce7" table:formula="of:=(ABS([.C24]-[.C25])/[.C25])*100" office:value-type="float" office:value="17.1125321706985" calcext:value-type="float">
            <text:p>17.1125321707</text:p>
          </table:table-cell>
          <table:table-cell table:style-name="ce7" table:formula="of:=(ABS([.D24]-[.D25])/[.D25])*100" office:value-type="float" office:value="20.1250096848426" calcext:value-type="float">
            <text:p>20.1250096848</text:p>
          </table:table-cell>
          <table:table-cell table:style-name="ce7" table:formula="of:=(ABS([.E24]-[.E25])/[.E25])*100" office:value-type="float" office:value="20.2500002990625" calcext:value-type="float">
            <text:p>20.2500002991</text:p>
          </table:table-cell>
          <table:table-cell table:style-name="ce7" table:formula="of:=(ABS([.F24]-[.F25])/[.F25])*100" office:value-type="float" office:value="50.732358563194" calcext:value-type="float">
            <text:p>50.7323585632</text:p>
          </table:table-cell>
          <table:table-cell table:style-name="ce7" table:formula="of:=(ABS([.G24]-[.G25])/[.G25])*100" office:value-type="float" office:value="51.5312920844703" calcext:value-type="float">
            <text:p>51.53129208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07:32:53.633771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0:52:24.087006316</meta:creation-date>
    <dc:date>2018-07-20T11:02:10.848128253</dc:date>
    <meta:editing-duration>PT27M15S</meta:editing-duration>
    <meta:editing-cycles>4</meta:editing-cycles>
    <meta:generator>LibreOffice/5.1.6.2$Linux_X86_64 LibreOffice_project/10m0$Build-2</meta:generator>
    <meta:document-statistic meta:table-count="1" meta:cell-count="178" meta:object-count="0"/>
  </office:meta>
</office:document-meta>
</file>